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9.291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6.35cm"/>
    </style:style>
    <style:style style:name="Table1.D" style:family="table-column">
      <style:table-column-properties style:column-width="6.826cm"/>
    </style:style>
    <style:style style:name="Table1.E" style:family="table-column">
      <style:table-column-properties style:column-width="6.345cm"/>
    </style:style>
    <style:style style:name="Table1.F" style:family="table-column">
      <style:table-column-properties style:column-width="6.673cm"/>
    </style:style>
    <style:style style:name="Table1.G" style:family="table-column">
      <style:table-column-properties style:column-width="5.47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Landscape">
      <style:paragraph-properties style:page-number="auto" fo:break-before="page"/>
      <style:text-properties officeooo:paragraph-rsid="001428a9"/>
    </style:style>
    <style:style style:name="P2" style:family="paragraph" style:parent-style-name="Heading_20_3">
      <style:text-properties fo:font-size="13pt" officeooo:paragraph-rsid="001428a9" style:font-size-asian="13pt" style:font-size-complex="13pt"/>
    </style:style>
    <style:style style:name="P3" style:family="paragraph" style:parent-style-name="Heading_20_3">
      <style:text-properties officeooo:rsid="001feb83" officeooo:paragraph-rsid="001feb83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officeooo:paragraph-rsid="001428a9"/>
    </style:style>
    <style:style style:name="P5" style:family="paragraph" style:parent-style-name="Table_20_Contents">
      <style:paragraph-properties fo:line-height="200%" fo:text-align="center" style:justify-single-word="false"/>
      <style:text-properties officeooo:rsid="001c68aa" officeooo:paragraph-rsid="001c68aa"/>
    </style:style>
    <style:style style:name="P6" style:family="paragraph" style:parent-style-name="Table_20_Contents">
      <style:paragraph-properties fo:line-height="200%" fo:text-align="center" style:justify-single-word="false"/>
      <style:text-properties officeooo:rsid="001d2553" officeooo:paragraph-rsid="001d2553"/>
    </style:style>
    <style:style style:name="P7" style:family="paragraph" style:parent-style-name="Table_20_Contents">
      <style:paragraph-properties fo:line-height="200%" fo:text-align="center" style:justify-single-word="false"/>
      <style:text-properties officeooo:rsid="001e4e9f" officeooo:paragraph-rsid="001e4e9f"/>
    </style:style>
    <style:style style:name="P8" style:family="paragraph" style:parent-style-name="Table_20_Contents">
      <style:paragraph-properties fo:line-height="200%" fo:text-align="center" style:justify-single-word="false"/>
      <style:text-properties officeooo:rsid="001428a9" officeooo:paragraph-rsid="001428a9"/>
    </style:style>
    <style:style style:name="P9" style:family="paragraph" style:parent-style-name="Table_20_Contents">
      <style:paragraph-properties fo:line-height="200%" fo:text-align="center" style:justify-single-word="false"/>
      <style:text-properties officeooo:rsid="0015d02a" officeooo:paragraph-rsid="0015d02a"/>
    </style:style>
    <style:style style:name="P10" style:family="paragraph" style:parent-style-name="Table_20_Contents">
      <style:paragraph-properties fo:line-height="200%" fo:text-align="center" style:justify-single-word="false"/>
      <style:text-properties officeooo:rsid="001910b0" officeooo:paragraph-rsid="001910b0"/>
    </style:style>
    <style:style style:name="P11" style:family="paragraph" style:parent-style-name="Table_20_Contents">
      <style:paragraph-properties fo:line-height="200%" fo:text-align="center" style:justify-single-word="false"/>
      <style:text-properties officeooo:rsid="001a74d7" officeooo:paragraph-rsid="001a74d7"/>
    </style:style>
    <style:style style:name="P12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6f1e2" officeooo:paragraph-rsid="0016f1e2"/>
    </style:style>
    <style:style style:name="P13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729c2" officeooo:paragraph-rsid="001729c2"/>
    </style:style>
    <style:style style:name="P14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5d02a" officeooo:paragraph-rsid="0015d02a"/>
    </style:style>
    <style:style style:name="P15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910b0" officeooo:paragraph-rsid="001910b0"/>
    </style:style>
    <style:style style:name="P16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a74d7" officeooo:paragraph-rsid="001a74d7"/>
    </style:style>
    <style:style style:name="P17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c68aa" officeooo:paragraph-rsid="001c68aa"/>
    </style:style>
    <style:style style:name="P18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c68aa" officeooo:paragraph-rsid="001d2553"/>
    </style:style>
    <style:style style:name="P19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d2553" officeooo:paragraph-rsid="001d2553"/>
    </style:style>
    <style:style style:name="P20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officeooo:rsid="001e4e9f" officeooo:paragraph-rsid="001e4e9f"/>
    </style:style>
    <style:style style:name="P21" style:family="paragraph" style:parent-style-name="Text_20_body">
      <style:paragraph-properties fo:margin-top="0.101cm" fo:margin-bottom="0.247cm" loext:contextual-spacing="false" fo:line-height="200%" fo:text-align="center" style:justify-single-word="false"/>
      <style:text-properties style:text-position="0% 100%"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428a9"/>
    </style:style>
    <style:style style:name="T1" style:family="text">
      <style:text-properties fo:language="en" fo:country="GB" officeooo:rsid="0124b77e"/>
    </style:style>
    <style:style style:name="T2" style:family="text">
      <style:text-properties fo:color="#4c4c4c" style:font-name="Open Sans Semibold" fo:font-size="14.6999998092651pt" fo:language="en" fo:country="GB" fo:font-weight="600" officeooo:rsid="01db3ce9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fo:color="#4c4c4c" style:font-name="Open Sans Semibold" fo:language="en" fo:country="GB" fo:font-weight="600" style:font-name-asian="Microsoft YaHei" style:font-weight-asian="bold" style:font-name-complex="Mangal" style:font-weight-complex="bold"/>
    </style:style>
    <style:style style:name="T4" style:family="text">
      <style:text-properties fo:color="#4c4c4c" style:font-name="Open Sans Semibold" fo:language="en" fo:country="GB" fo:font-weight="600" officeooo:rsid="01db3ce9" style:font-name-asian="Microsoft YaHei" style:font-weight-asian="bold" style:font-name-complex="Mangal" style:font-weight-complex="bold"/>
    </style:style>
    <style:style style:name="T5" style:family="text">
      <style:text-properties officeooo:rsid="001729c2"/>
    </style:style>
    <style:style style:name="T6" style:family="text">
      <style:text-properties officeooo:rsid="001910b0"/>
    </style:style>
    <style:style style:name="T7" style:family="text">
      <style:text-properties officeooo:rsid="001a74d7"/>
    </style:style>
    <style:style style:name="T8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ppendi</text:span><text:span text:style-name="T2">ces</text:span></text:h>
      <text:h text:style-name="P2" text:outline-level="3"><text:span text:style-name="T4">P</text:span><text:span text:style-name="T3">ersonal Development Pla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1">Priority</text:p>
          </table:table-cell>
          <table:table-cell table:style-name="Table1.A1" office:value-type="string">
            <text:p text:style-name="P21">Skill</text:p>
          </table:table-cell>
          <table:table-cell table:style-name="Table1.A1" office:value-type="string">
            <text:p text:style-name="P21">Current Proficiency</text:p>
          </table:table-cell>
          <table:table-cell table:style-name="Table1.A1" office:value-type="string">
            <text:p text:style-name="P21">Target Proficiency</text:p>
          </table:table-cell>
          <table:table-cell table:style-name="Table1.A1" office:value-type="string">
            <text:p text:style-name="P21">Development opportunity</text:p>
          </table:table-cell>
          <table:table-cell table:style-name="Table1.A1" office:value-type="string">
            <text:p text:style-name="P21">Success Criteria</text:p>
          </table:table-cell>
          <table:table-cell table:style-name="Table1.G1" office:value-type="string">
            <text:p text:style-name="P21">Date to be Completed</text:p>
          </table:table-cell>
        </table:table-row>
        <table:table-row>
          <table:table-cell table:style-name="Table1.A9" office:value-type="string">
            <text:p text:style-name="P8">1</text:p>
          </table:table-cell>
          <table:table-cell table:style-name="Table1.B2" office:value-type="string">
            <text:p text:style-name="P9">Programming </text:p>
          </table:table-cell>
          <table:table-cell table:style-name="Table1.C9" office:value-type="string">
            <text:list xml:id="list3530293042" text:style-name="L1">
              <text:list-item>
                <text:p text:style-name="P12">Can develop systems that utilize some OO principles and can implement 10 of the 23 software design patterns.</text:p>
              </text:list-item>
              <text:list-item>
                <text:p text:style-name="P12">Can create systems that integrate back end and front end using Java and HTML, can perform connection to simple MySQL databases and can create static HTML sites.</text:p>
              </text:list-item>
              <text:list-item>
                <text:p text:style-name="P13">Able to use XML and X-Path to traverse the DOM and modify page content on the fly.</text:p>
              </text:list-item>
              <text:list-item>
                <text:p text:style-name="P13">Experience in Java, Python and C, mostly non-web based languages.</text:p>
              </text:list-item>
            </text:list>
          </table:table-cell>
          <table:table-cell table:style-name="Table1.D2" office:value-type="string">
            <text:list xml:id="list20922522403600" text:continue-numbering="true" text:style-name="L1">
              <text:list-item>
                <text:p text:style-name="P14">Able to implement design, implement and test systems using the OO approach and make use of all 23 software design patterns.</text:p>
              </text:list-item>
              <text:list-item>
                <text:p text:style-name="P12">Capable of implementing dynamically generated Single Page Applications that make use of AJAX a<text:span text:style-name="T5">nd being able to connect them to different types of database, including MongoDB.</text:span></text:p>
              </text:list-item>
              <text:list-item>
                <text:p text:style-name="P13">Able to use new frameworks for front end, such as React and Angular.</text:p>
              </text:list-item>
              <text:list-item>
                <text:p text:style-name="P13">Use of jQuery to modify the DOM client side.</text:p>
              </text:list-item>
              <text:list-item>
                <text:p text:style-name="P13">Use of other Programming languages such as PHP and GO.</text:p>
              </text:list-item>
            </text:list>
          </table:table-cell>
          <table:table-cell table:style-name="Table1.E9" office:value-type="string">
            <text:list xml:id="list20923668041927" text:continue-numbering="true" text:style-name="L1">
              <text:list-item>
                <text:p text:style-name="P13">My <text:span text:style-name="T6">placement will offer me the opportunity to practice most of the items on this list.</text:span></text:p>
              </text:list-item>
              <text:list-item>
                <text:p text:style-name="P15">They provide an OO framework for development of their applications and made of use of:</text:p>
                <text:list>
                  <text:list-item>
                    <text:p text:style-name="P15">PHP</text:p>
                  </text:list-item>
                  <text:list-item>
                    <text:p text:style-name="P15">JS / jQuery</text:p>
                  </text:list-item>
                  <text:list-item>
                    <text:p text:style-name="P15">SCSS</text:p>
                  </text:list-item>
                  <text:list-item>
                    <text:p text:style-name="P15">React</text:p>
                  </text:list-item>
                  <text:list-item>
                    <text:p text:style-name="P15">MongoDB</text:p>
                  </text:list-item>
                </text:list>
              </text:list-item>
              <text:list-item>
                <text:p text:style-name="P15">They cover full-stack development and their developers integrate both front end and back end knowledge</text:p>
              </text:list-item>
            </text:list>
          </table:table-cell>
          <table:table-cell table:style-name="Table1.F2" office:value-type="string">
            <text:list xml:id="list20923873134085" text:continue-numbering="true" text:style-name="L1">
              <text:list-item>
                <text:p text:style-name="P15">Learn at least one new language and implement a project in a fully OO fashion making use of at least 5 new design patterns.</text:p>
              </text:list-item>
              <text:list-item>
                <text:p text:style-name="P15">Utilized at least one new library or framework for development of an application</text:p>
              </text:list-item>
              <text:list-item>
                <text:p text:style-name="P15">Learn how applications can be connected via the use of an API.</text:p>
              </text:list-item>
            </text:list>
          </table:table-cell>
          <table:table-cell table:style-name="Table1.G2" office:value-type="string">
            <text:list xml:id="list20922083361044" text:continue-numbering="true" text:style-name="L1">
              <text:list-item>
                <text:p text:style-name="P15">31/12/2019</text:p>
              </text:list-item>
              <text:list-item>
                <text:p text:style-name="P16">Succeed</text:p>
              </text:list-item>
            </text:list>
          </table:table-cell>
        </table:table-row>
        <table:table-row>
          <table:table-cell table:style-name="Table1.A9" office:value-type="string">
            <text:p text:style-name="P8">2</text:p>
          </table:table-cell>
          <table:table-cell table:style-name="Table1.B3" office:value-type="string">
            <text:p text:style-name="P10">Version Control</text:p>
          </table:table-cell>
          <table:table-cell table:style-name="Table1.C9" office:value-type="string">
            <text:list xml:id="list20922051008930" text:continue-numbering="true" text:style-name="L1">
              <text:list-item>
                <text:p text:style-name="P15">Little to no knowledge of version control options or software.</text:p>
              </text:list-item>
              <text:list-item>
                <text:p text:style-name="P15">Rely on well maintained folder structure to create manual backups at key stages of the process.</text:p>
              </text:list-item>
              <text:list-item>
                <text:p text:style-name="P15">No remote access to any files, so important documents are saved on a portable hard-drive</text:p>
              </text:list-item>
            </text:list>
          </table:table-cell>
          <table:table-cell table:style-name="Table1.D3" office:value-type="string">
            <text:list xml:id="list20923876290097" text:continue-numbering="true" text:style-name="L1">
              <text:list-item>
                <text:p text:style-name="P15">Implement a local and remote version control system that allows me to work on separate devices with minimum overhead.</text:p>
              </text:list-item>
              <text:list-item>
                <text:p text:style-name="P15">Make effective use of either Git or SVN as this skill is widely used in industry and is considered <text:span text:style-name="T7">a standard skill when applying for many jobs, like the ones I applied for during placement</text:span></text:p>
              </text:list-item>
            </text:list>
          </table:table-cell>
          <table:table-cell table:style-name="Table1.E9" office:value-type="string">
            <text:list xml:id="list20922595317010" text:continue-numbering="true" text:style-name="L1">
              <text:list-item>
                <text:p text:style-name="P16">My Placement makes use of Git and I can probably learn once I start working.</text:p>
              </text:list-item>
              <text:list-item>
                <text:p text:style-name="P16">I can implement a personal repository to serve as a backup to my projects</text:p>
              </text:list-item>
              <text:list-item>
                <text:p text:style-name="P16">I can do reading on books about effective version control</text:p>
              </text:list-item>
            </text:list>
          </table:table-cell>
          <table:table-cell table:style-name="Table1.F3" office:value-type="string">
            <text:list xml:id="list20922609303884" text:continue-numbering="true" text:style-name="L1">
              <text:list-item>
                <text:p text:style-name="P16">Able to implement a fully functional environment every time I setup a new project, without having to reference the instruction manual and with little effort.</text:p>
              </text:list-item>
            </text:list>
          </table:table-cell>
          <table:table-cell table:style-name="Table1.G3" office:value-type="string">
            <text:list xml:id="list20923813986704" text:continue-numbering="true" text:style-name="L1">
              <text:list-item>
                <text:p text:style-name="P16">01/09/2020</text:p>
              </text:list-item>
              <text:list-item>
                <text:p text:style-name="P16">Succeeded</text:p>
              </text:list-item>
            </text:list>
          </table:table-cell>
        </table:table-row>
        <table:table-row>
          <table:table-cell table:style-name="Table1.A9" office:value-type="string">
            <text:p text:style-name="P8">3</text:p>
          </table:table-cell>
          <table:table-cell table:style-name="Table1.B4" office:value-type="string">
            <text:p text:style-name="P11">Time Management</text:p>
          </table:table-cell>
          <table:table-cell table:style-name="Table1.C9" office:value-type="string">
            <text:list xml:id="list20922902201988" text:continue-numbering="true" text:style-name="L1">
              <text:list-item>
                <text:p text:style-name="P16">I am able to plan time for university projects and stick to them mostly.</text:p>
              </text:list-item>
              <text:list-item>
                <text:p text:style-name="P16">I am able to concentrate for 4-5 hours a day, but often spend any time after that getting close to no work done.</text:p>
              </text:list-item>
            </text:list>
          </table:table-cell>
          <table:table-cell table:style-name="Table1.D4" office:value-type="string">
            <text:list xml:id="list20922584265633" text:continue-numbering="true" text:style-name="L1">
              <text:list-item>
                <text:p text:style-name="P16">Able to create a detailed plan with detailed targets every week, therefore measuring performance with ease.</text:p>
              </text:list-item>
              <text:list-item>
                <text:p text:style-name="P16">Able to concentrate and stay engaged for a full working day, taking breaks but getting back on track effectively</text:p>
              </text:list-item>
            </text:list>
          </table:table-cell>
          <table:table-cell table:style-name="Table1.E9" office:value-type="string">
            <text:list xml:id="list20922745735896" text:continue-numbering="true" text:style-name="L1">
              <text:list-item>
                <text:p text:style-name="P16">Placement will offer an environment conductive to proper time management, with clear supervision and targets. I will also be constantly engaged with learning and will develop a sit/learn habit.</text:p>
              </text:list-item>
            </text:list>
          </table:table-cell>
          <table:table-cell table:style-name="Table1.F4" office:value-type="string">
            <text:list xml:id="list20923735552956" text:continue-numbering="true" text:style-name="L1">
              <text:list-item>
                <text:p text:style-name="P16">Being able to work on a project for 7-8 hours while taking breaks, but always returning and then focusing to the work at hand.</text:p>
              </text:list-item>
              <text:list-item>
                <text:p text:style-name="P16">Completing a university project 2 weeks before the deadline</text:p>
              </text:list-item>
            </text:list>
          </table:table-cell>
          <table:table-cell table:style-name="Table1.G4" office:value-type="string">
            <text:list xml:id="list20922914560046" text:continue-numbering="true" text:style-name="L1">
              <text:list-item>
                <text:p text:style-name="P16">01/09/2020</text:p>
              </text:list-item>
              <text:list-item>
                <text:p text:style-name="P16">Good progress, can consistently focus up to 6 hours a day on personal projects</text:p>
              </text:list-item>
            </text:list>
          </table:table-cell>
        </table:table-row>
        <table:table-row>
          <table:table-cell table:style-name="Table1.A9" office:value-type="string">
            <text:p text:style-name="P8">4</text:p>
          </table:table-cell>
          <table:table-cell table:style-name="Table1.B5" office:value-type="string">
            <text:p text:style-name="P5">Effective Communication</text:p>
          </table:table-cell>
          <table:table-cell table:style-name="Table1.C9" office:value-type="string">
            <text:list xml:id="list20922753808603" text:continue-numbering="true" text:style-name="L1">
              <text:list-item>
                <text:p text:style-name="P17">Able to convey important points, and put across what I am doing, have done, and will work on.</text:p>
              </text:list-item>
              <text:list-item>
                <text:p text:style-name="P17"><text:soft-page-break/>Explain workflows and highlight tasks that I think will be difficult.</text:p>
              </text:list-item>
              <text:list-item>
                <text:p text:style-name="P17">Raise concerns to managers to avoid problems down the line.</text:p>
              </text:list-item>
            </text:list>
          </table:table-cell>
          <table:table-cell table:style-name="Table1.D5" office:value-type="string">
            <text:list xml:id="list20923136471148" text:continue-numbering="true" text:style-name="L1">
              <text:list-item>
                <text:p text:style-name="P17">Be able to use correct terminology when talking with clients and performing requirements gathering.</text:p>
              </text:list-item>
              <text:list-item>
                <text:p text:style-name="P17"><text:soft-page-break/>Be decisive when faced with a problem I don’t have the skills to resolve, instead of wasting time feeling embarrassed, raise the question and get help</text:p>
              </text:list-item>
              <text:list-item>
                <text:p text:style-name="P17">Be able to communicate thoughts about development strategies and be understood by professionals and less technical people alike.</text:p>
              </text:list-item>
            </text:list>
          </table:table-cell>
          <table:table-cell table:style-name="Table1.E9" office:value-type="string">
            <text:list xml:id="list20922621846006" text:continue-numbering="true" text:style-name="L1">
              <text:list-item>
                <text:p text:style-name="P19">Working with industry experts will force me to be clear in my word choice and learning their lingo will help <text:soft-page-break/>me use correct terms.</text:p>
              </text:list-item>
              <text:list-item>
                <text:p text:style-name="P19">Working with a manager as someone I have to constantly engage with will cause me to become more open with my difficulties and seeking help.</text:p>
              </text:list-item>
            </text:list>
          </table:table-cell>
          <table:table-cell table:style-name="Table1.F5" office:value-type="string">
            <text:list xml:id="list20922880401448" text:continue-numbering="true" text:style-name="L1">
              <text:list-item>
                <text:p text:style-name="P18">Be mindful of the words I use, ensuring I always use correct terminology.</text:p>
              </text:list-item>
              <text:list-item>
                <text:p text:style-name="P18"><text:soft-page-break/>Never operate on assumptions of what is creating the problem, have a clear set of steps to troubleshoot / reproduce an issue before asking for help.</text:p>
              </text:list-item>
              <text:list-item>
                <text:p text:style-name="P19">Read documentation on any projects I work on to ensure I use correct terms</text:p>
              </text:list-item>
            </text:list>
          </table:table-cell>
          <table:table-cell table:style-name="Table1.G5" office:value-type="string">
            <text:list xml:id="list20922799400825" text:continue-numbering="true" text:style-name="L1">
              <text:list-item>
                <text:p text:style-name="P19">04/04/2020</text:p>
              </text:list-item>
              <text:list-item>
                <text:p text:style-name="P19">Good progress raising issues with manager <text:soft-page-break/>and asking for help</text:p>
              </text:list-item>
            </text:list>
          </table:table-cell>
        </table:table-row>
        <table:table-row>
          <table:table-cell table:style-name="Table1.A9" office:value-type="string">
            <text:p text:style-name="P8">5</text:p>
          </table:table-cell>
          <table:table-cell table:style-name="Table1.B6" office:value-type="string">
            <text:p text:style-name="P6">Referencing &amp; Writing</text:p>
          </table:table-cell>
          <table:table-cell table:style-name="Table1.C9" office:value-type="string">
            <text:list xml:id="list20922489971678" text:continue-numbering="true" text:style-name="L1">
              <text:list-item>
                <text:p text:style-name="P19">Good use of available sources and incorporating them into my papers.</text:p>
              </text:list-item>
              <text:list-item>
                <text:p text:style-name="P19">Able to write well in 1<text:span text:style-name="T8">st</text:span> person, and about my experiences</text:p>
              </text:list-item>
              <text:list-item>
                <text:p text:style-name="P19">Can write research papers and system documentation</text:p>
              </text:list-item>
            </text:list>
          </table:table-cell>
          <table:table-cell table:style-name="Table1.D6" office:value-type="string">
            <text:list xml:id="list20922208048033" text:continue-numbering="true" text:style-name="L1">
              <text:list-item>
                <text:p text:style-name="P19">Able to write consistently in 3<text:span text:style-name="T8">rd</text:span> person as this is the tone used in academic journal and for research papers.</text:p>
              </text:list-item>
              <text:list-item>
                <text:p text:style-name="P19">Ability to write clear system documentation and to comment on code without being redundant.</text:p>
              </text:list-item>
              <text:list-item>
                <text:p text:style-name="P19">Consistent speed when writing a paper.</text:p>
              </text:list-item>
            </text:list>
          </table:table-cell>
          <table:table-cell table:style-name="Table1.E9" office:value-type="string">
            <text:list xml:id="list20922550408545" text:continue-numbering="true" text:style-name="L1">
              <text:list-item>
                <text:p text:style-name="P19">The Professional Experience module will involve lots more research and writing, I can practice my skills on these papers and can make the effort to document everything I do at work properly.</text:p>
              </text:list-item>
            </text:list>
          </table:table-cell>
          <table:table-cell table:style-name="Table1.F6" office:value-type="string">
            <text:list xml:id="list20922771957553" text:continue-numbering="true" text:style-name="L1">
              <text:list-item>
                <text:p text:style-name="P19">Produce high quality reports that get above 70% with plenty of references and good grammar / 3<text:span text:style-name="T8">rd</text:span> person where necessary. </text:p>
              </text:list-item>
            </text:list>
          </table:table-cell>
          <table:table-cell table:style-name="Table1.G6" office:value-type="string">
            <text:list xml:id="list20922508962421" text:continue-numbering="true" text:style-name="L1">
              <text:list-item>
                <text:p text:style-name="P19">04/04/2020</text:p>
              </text:list-item>
            </text:list>
          </table:table-cell>
        </table:table-row>
        <table:table-row>
          <table:table-cell table:style-name="Table1.A9" office:value-type="string">
            <text:p text:style-name="P8">6</text:p>
          </table:table-cell>
          <table:table-cell table:style-name="Table1.B7" office:value-type="string">
            <text:p text:style-name="P7">Team working</text:p>
          </table:table-cell>
          <table:table-cell table:style-name="Table1.C9" office:value-type="string">
            <text:list xml:id="list20923965911399" text:continue-numbering="true" text:style-name="L1">
              <text:list-item>
                <text:p text:style-name="P20">Am able to work with a team, and lead if I am the most capable individual</text:p>
              </text:list-item>
              <text:list-item>
                <text:p text:style-name="P20">Contribute in a timely manor and to the best of my abilities</text:p>
              </text:list-item>
              <text:list-item>
                <text:p text:style-name="P20">Stay in communication with members of my team</text:p>
              </text:list-item>
              <text:list-item>
                <text:p text:style-name="P20">Do not always seek help if I am stuck, nor do I offer to help others if it is easy.</text:p>
              </text:list-item>
            </text:list>
          </table:table-cell>
          <table:table-cell table:style-name="Table1.D7" office:value-type="string">
            <text:list xml:id="list20923573121839" text:continue-numbering="true" text:style-name="L1">
              <text:list-item>
                <text:p text:style-name="P20">Able to set up an manage a team by setting clear goals that are appropriate for every team member</text:p>
              </text:list-item>
              <text:list-item>
                <text:p text:style-name="P20">Ensure every team member is comfortable with their role and is contributing as much as possible</text:p>
              </text:list-item>
              <text:list-item>
                <text:p text:style-name="P20">Be proactive in offering assistance and incorporate an Agile methodology in projects</text:p>
              </text:list-item>
            </text:list>
          </table:table-cell>
          <table:table-cell table:style-name="Table1.E9" office:value-type="string">
            <text:list xml:id="list20923080092410" text:continue-numbering="true" text:style-name="L1">
              <text:list-item>
                <text:p text:style-name="P20">Working in an organization with other developers with help me to better understand how to separate work and what the best attitude to have is.</text:p>
              </text:list-item>
              <text:list-item>
                <text:p text:style-name="P20">I will observe how my managers ensure everyone is contributing and happy</text:p>
              </text:list-item>
            </text:list>
          </table:table-cell>
          <table:table-cell table:style-name="Table1.F7" office:value-type="string">
            <text:list xml:id="list20923185391768" text:continue-numbering="true" text:style-name="L1">
              <text:list-item>
                <text:p text:style-name="P20">Manage a product from start to end, with a team of at least two people where work is separated equally and fulfilled on time,</text:p>
              </text:list-item>
              <text:list-item>
                <text:p text:style-name="P20">Have the project handed it on schedule and be accepted.</text:p>
              </text:list-item>
            </text:list>
          </table:table-cell>
          <table:table-cell table:style-name="Table1.G7" office:value-type="string">
            <text:list xml:id="list20921996545797" text:continue-numbering="true" text:style-name="L1">
              <text:list-item>
                <text:p text:style-name="P20">01/01/2021</text:p>
              </text:list-item>
              <text:list-item>
                <text:p text:style-name="P20">Had some practice in placement, will do better in year 3 group project.</text:p>
              </text:list-item>
            </text:list>
          </table:table-cell>
        </table:table-row>
        <table:table-row>
          <table:table-cell table:style-name="Table1.A8" office:value-type="string">
            <text:p text:style-name="P8">7</text:p>
          </table:table-cell>
          <table:table-cell table:style-name="Table1.B8" office:value-type="string">
            <text:p text:style-name="P7">Customer Service</text:p>
          </table:table-cell>
          <table:table-cell table:style-name="Table1.C8" office:value-type="string">
            <text:list xml:id="list20922127848992" text:continue-numbering="true" text:style-name="L1">
              <text:list-item>
                <text:p text:style-name="P20">Able to serve and listen to a client that is angry and needs to served.</text:p>
              </text:list-item>
              <text:list-item>
                <text:p text:style-name="P20">Able to gathered customer requirements and to do basic system planning from communicating with clients</text:p>
              </text:list-item>
            </text:list>
          </table:table-cell>
          <table:table-cell table:style-name="Table1.D8" office:value-type="string">
            <text:list xml:id="list20922107655726" text:continue-numbering="true" text:style-name="L1">
              <text:list-item>
                <text:p text:style-name="P20">Be able to lead and conduct meetings with groups of clients while maintaining everyone engaged and gathering requirements effectively</text:p>
              </text:list-item>
            </text:list>
          </table:table-cell>
          <table:table-cell table:style-name="Table1.E8" office:value-type="string">
            <text:list xml:id="list20923520504615" text:continue-numbering="true" text:style-name="L1">
              <text:list-item>
                <text:p text:style-name="P20">I will communicate directly with clients and observe how my managers do requirements gathering to learn from them</text:p>
              </text:list-item>
            </text:list>
          </table:table-cell>
          <table:table-cell table:style-name="Table1.F8" office:value-type="string">
            <text:list xml:id="list20922867337364" text:continue-numbering="true" text:style-name="L1">
              <text:list-item>
                <text:p text:style-name="P20">Perform a support ticket process on my own and communicate with the client to figure out the issue</text:p>
              </text:list-item>
            </text:list>
          </table:table-cell>
          <table:table-cell table:style-name="Table1.G8" office:value-type="string">
            <text:list xml:id="list20923327294685" text:continue-numbering="true" text:style-name="L1">
              <text:list-item>
                <text:p text:style-name="P20">31/12/2020</text:p>
              </text:list-item>
              <text:list-item>
                <text:p text:style-name="P20">Done many times while on support</text:p>
              </text:list-item>
            </text:list>
          </table:table-cell>
        </table:table-row>
        <table:table-row>
          <table:table-cell table:style-name="Table1.A9" office:value-type="string">
            <text:p text:style-name="P8">9</text:p>
          </table:table-cell>
          <table:table-cell table:style-name="Table1.B9" office:value-type="string">
            <text:p text:style-name="P7">Working from home</text:p>
          </table:table-cell>
          <table:table-cell table:style-name="Table1.C9" office:value-type="string">
            <text:list xml:id="list20922004729682" text:continue-numbering="true" text:style-name="L1">
              <text:list-item>
                <text:p text:style-name="P20">Able to concentrate, but not perform repetitive strenuous thinking without distraction.</text:p>
              </text:list-item>
            </text:list>
          </table:table-cell>
          <table:table-cell table:style-name="Table1.D9" office:value-type="string">
            <text:list xml:id="list20923874487978" text:continue-numbering="true" text:style-name="L1">
              <text:list-item>
                <text:p text:style-name="P20">Perform at the same level of thinking and efficiency as while in the office</text:p>
              </text:list-item>
            </text:list>
          </table:table-cell>
          <table:table-cell table:style-name="Table1.E9" office:value-type="string">
            <text:list xml:id="list20922134236555" text:continue-numbering="true" text:style-name="L1">
              <text:list-item>
                <text:p text:style-name="P20">The latest events have given me the opportunity to practice and perfect it.</text:p>
              </text:list-item>
            </text:list>
          </table:table-cell>
          <table:table-cell table:style-name="Table1.F9" office:value-type="string">
            <text:list xml:id="list20923489871074" text:continue-numbering="true" text:style-name="L1">
              <text:list-item>
                <text:p text:style-name="P20">Work a full day without any major distractions</text:p>
              </text:list-item>
            </text:list>
          </table:table-cell>
          <table:table-cell table:style-name="Table1.G9" office:value-type="string">
            <text:list xml:id="list20922023047245" text:continue-numbering="true" text:style-name="L1">
              <text:list-item>
                <text:p text:style-name="P20">20/05/2020</text:p>
              </text:list-item>
              <text:list-item>
                <text:p text:style-name="P20">In Progress</text:p>
              </text:list-item>
            </text:list>
          </table:table-cell>
        </table:table-row>
      </table:table>
      <text:h text:style-name="P4" text:outline-level="3" text:is-list-header="true"/>
      <text:p text:style-name="P22"/>
      <text:p text:style-name="P22"/>
      <text:h text:style-name="P3" text:outline-level="3">Updated CV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cm" fo:margin-bottom="0.199cm" loext:contextual-spacing="false" fo:text-indent="-0.64cm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2pt" fo:font-weight="600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4c4c4c" style:font-name="Open Sans Semibold" fo:font-family="'Open Sans Semibold'" style:font-style-name="Semibold" style:font-family-generic="swiss" style:font-pitch="variable" fo:font-size="105%" fo:font-weight="600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3T00:04:53.616632923</meta:creation-date>
    <dc:date>2020-04-23T02:09:17.854975620</dc:date>
    <meta:editing-duration>PT1H4M24S</meta:editing-duration>
    <meta:editing-cycles>5</meta:editing-cycles>
    <meta:generator>LibreOffice/6.4.3.2$Linux_X86_64 LibreOffice_project/85aa6f776c6af63185291a519637a4f7af4e8a3b</meta:generator>
    <meta:document-statistic meta:table-count="1" meta:image-count="0" meta:object-count="0" meta:page-count="2" meta:paragraph-count="116" meta:word-count="1364" meta:character-count="7501" meta:non-whitespace-character-count="6344"/>
  </office:meta>
</office:document-meta>
</file>